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.6988in" svg:height="6.3476in" svg:x="3.9866in" svg:y="0.0417in">
            <draw:object draw:notify-on-update-of-ranges="Sheet1.A2:Sheet1.A10 Sheet1.B1:Sheet1.B1 Sheet1.B2:Sheet1.B10 Sheet1.A2:Sheet1.A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ange(k)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Count sort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6375.5" calcext:value-type="float">
            <text:p>266375.5</text:p>
          </table:table-cell>
          <table:table-cell office:value-type="float" office:value="42399.5" calcext:value-type="float">
            <text:p>42399.5</text:p>
          </table:table-cell>
          <table:table-cell table:number-columns-repeated="2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7357" calcext:value-type="float">
            <text:p>287357</text:p>
          </table:table-cell>
          <table:table-cell office:value-type="float" office:value="37822" calcext:value-type="float">
            <text:p>37822</text:p>
          </table:table-cell>
          <table:table-cell table:number-columns-repeated="21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3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3534.1" calcext:value-type="float">
            <text:p>243534.1</text:p>
          </table:table-cell>
          <table:table-cell office:value-type="float" office:value="60855.6" calcext:value-type="float">
            <text:p>60855.6</text:p>
          </table:table-cell>
          <table:table-cell table:number-columns-repeated="2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5163" calcext:value-type="float">
            <text:p>245163</text:p>
          </table:table-cell>
          <table:table-cell office:value-type="float" office:value="126630.7" calcext:value-type="float">
            <text:p>126630.7</text:p>
          </table:table-cell>
          <table:table-cell table:number-columns-repeated="2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3967.8" calcext:value-type="float">
            <text:p>253967.8</text:p>
          </table:table-cell>
          <table:table-cell office:value-type="float" office:value="279255" calcext:value-type="float">
            <text:p>279255</text:p>
          </table:table-cell>
          <table:table-cell table:number-columns-repeated="21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30400.8" calcext:value-type="float">
            <text:p>230400.8</text:p>
          </table:table-cell>
          <table:table-cell office:value-type="float" office:value="434449.2" calcext:value-type="float">
            <text:p>434449.2</text:p>
          </table:table-cell>
          <table:table-cell table:number-columns-repeated="21"/>
        </table:table-row>
        <table:table-row table:style-name="ro1" table:number-rows-repeated="29">
          <table:table-cell table:number-columns-repeated="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table:number-columns-repeated="5"/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sort</text:p>
          </table:table-cell>
          <table:table-cell office:value-type="string" calcext:value-type="string">
            <text:p>Count sort</text:p>
          </table:table-cell>
          <table:table-cell/>
          <table:table-cell office:value-type="string" calcext:value-type="string">
            <text:p>mergesort</text:p>
          </table:table-cell>
          <table:table-cell office:value-type="string" calcext:value-type="string">
            <text:p>countsort</text:p>
          </table:table-cell>
          <table:table-cell table:number-columns-repeated="4"/>
          <table:table-cell office:value-type="string" calcext:value-type="string">
            <text:p>mergesort</text:p>
          </table:table-cell>
          <table:table-cell office:value-type="string" calcext:value-type="string">
            <text:p>countsort</text:p>
          </table:table-cell>
          <table:table-cell/>
          <table:table-cell office:value-type="string" calcext:value-type="string">
            <text:p>mergesort</text:p>
          </table:table-cell>
          <table:table-cell office:value-type="string" calcext:value-type="string">
            <text:p>countsor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690" calcext:value-type="float">
            <text:p>235690</text:p>
          </table:table-cell>
          <table:table-cell office:value-type="float" office:value="40935" calcext:value-type="float">
            <text:p>40935</text:p>
          </table:table-cell>
          <table:table-cell/>
          <table:table-cell office:value-type="float" office:value="248168" calcext:value-type="float">
            <text:p>248168</text:p>
          </table:table-cell>
          <table:table-cell office:value-type="float" office:value="55615" calcext:value-type="float">
            <text:p>55615</text:p>
          </table:table-cell>
          <table:table-cell table:number-columns-repeated="4"/>
          <table:table-cell office:value-type="float" office:value="258564" calcext:value-type="float">
            <text:p>258564</text:p>
          </table:table-cell>
          <table:table-cell office:value-type="float" office:value="128697" calcext:value-type="float">
            <text:p>128697</text:p>
          </table:table-cell>
          <table:table-cell/>
          <table:table-cell office:value-type="float" office:value="254842" calcext:value-type="float">
            <text:p>254842</text:p>
          </table:table-cell>
          <table:table-cell office:value-type="float" office:value="231301" calcext:value-type="float">
            <text:p>231301</text:p>
          </table:table-cell>
          <table:table-cell/>
          <table:table-cell office:value-type="float" office:value="232169" calcext:value-type="float">
            <text:p>232169</text:p>
          </table:table-cell>
          <table:table-cell office:value-type="float" office:value="441932" calcext:value-type="float">
            <text:p>441932</text:p>
          </table:table-cell>
          <table:table-cell table:number-columns-repeated="4"/>
          <table:table-cell office:value-type="float" office:value="232169" calcext:value-type="float">
            <text:p>232169</text:p>
          </table:table-cell>
          <table:table-cell office:value-type="float" office:value="441932" calcext:value-type="float">
            <text:p>441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169" calcext:value-type="float">
            <text:p>274169</text:p>
          </table:table-cell>
          <table:table-cell office:value-type="float" office:value="41692" calcext:value-type="float">
            <text:p>41692</text:p>
          </table:table-cell>
          <table:table-cell/>
          <table:table-cell office:value-type="float" office:value="242439" calcext:value-type="float">
            <text:p>242439</text:p>
          </table:table-cell>
          <table:table-cell office:value-type="float" office:value="68077" calcext:value-type="float">
            <text:p>68077</text:p>
          </table:table-cell>
          <table:table-cell table:number-columns-repeated="4"/>
          <table:table-cell office:value-type="float" office:value="239006" calcext:value-type="float">
            <text:p>239006</text:p>
          </table:table-cell>
          <table:table-cell office:value-type="float" office:value="117737" calcext:value-type="float">
            <text:p>117737</text:p>
          </table:table-cell>
          <table:table-cell/>
          <table:table-cell office:value-type="float" office:value="266327" calcext:value-type="float">
            <text:p>266327</text:p>
          </table:table-cell>
          <table:table-cell office:value-type="float" office:value="254362" calcext:value-type="float">
            <text:p>254362</text:p>
          </table:table-cell>
          <table:table-cell/>
          <table:table-cell office:value-type="float" office:value="224719" calcext:value-type="float">
            <text:p>224719</text:p>
          </table:table-cell>
          <table:table-cell office:value-type="float" office:value="384170" calcext:value-type="float">
            <text:p>384170</text:p>
          </table:table-cell>
          <table:table-cell table:number-columns-repeated="4"/>
          <table:table-cell office:value-type="float" office:value="224719" calcext:value-type="float">
            <text:p>224719</text:p>
          </table:table-cell>
          <table:table-cell office:value-type="float" office:value="384170" calcext:value-type="float">
            <text:p>384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1748" calcext:value-type="float">
            <text:p>241748</text:p>
          </table:table-cell>
          <table:table-cell office:value-type="float" office:value="41387" calcext:value-type="float">
            <text:p>41387</text:p>
          </table:table-cell>
          <table:table-cell/>
          <table:table-cell office:value-type="float" office:value="249152" calcext:value-type="float">
            <text:p>249152</text:p>
          </table:table-cell>
          <table:table-cell office:value-type="float" office:value="59061" calcext:value-type="float">
            <text:p>59061</text:p>
          </table:table-cell>
          <table:table-cell table:number-columns-repeated="4"/>
          <table:table-cell office:value-type="float" office:value="270189" calcext:value-type="float">
            <text:p>270189</text:p>
          </table:table-cell>
          <table:table-cell office:value-type="float" office:value="127102" calcext:value-type="float">
            <text:p>127102</text:p>
          </table:table-cell>
          <table:table-cell/>
          <table:table-cell office:value-type="float" office:value="244594" calcext:value-type="float">
            <text:p>244594</text:p>
          </table:table-cell>
          <table:table-cell office:value-type="float" office:value="206732" calcext:value-type="float">
            <text:p>206732</text:p>
          </table:table-cell>
          <table:table-cell/>
          <table:table-cell office:value-type="float" office:value="230773" calcext:value-type="float">
            <text:p>230773</text:p>
          </table:table-cell>
          <table:table-cell office:value-type="float" office:value="447740" calcext:value-type="float">
            <text:p>447740</text:p>
          </table:table-cell>
          <table:table-cell table:number-columns-repeated="4"/>
          <table:table-cell office:value-type="float" office:value="230773" calcext:value-type="float">
            <text:p>230773</text:p>
          </table:table-cell>
          <table:table-cell office:value-type="float" office:value="447740" calcext:value-type="float">
            <text:p>4477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831" calcext:value-type="float">
            <text:p>242831</text:p>
          </table:table-cell>
          <table:table-cell office:value-type="float" office:value="36369" calcext:value-type="float">
            <text:p>36369</text:p>
          </table:table-cell>
          <table:table-cell/>
          <table:table-cell office:value-type="float" office:value="249076" calcext:value-type="float">
            <text:p>249076</text:p>
          </table:table-cell>
          <table:table-cell office:value-type="float" office:value="67855" calcext:value-type="float">
            <text:p>67855</text:p>
          </table:table-cell>
          <table:table-cell table:number-columns-repeated="4"/>
          <table:table-cell office:value-type="float" office:value="255122" calcext:value-type="float">
            <text:p>255122</text:p>
          </table:table-cell>
          <table:table-cell office:value-type="float" office:value="122549" calcext:value-type="float">
            <text:p>122549</text:p>
          </table:table-cell>
          <table:table-cell/>
          <table:table-cell office:value-type="float" office:value="234752" calcext:value-type="float">
            <text:p>234752</text:p>
          </table:table-cell>
          <table:table-cell office:value-type="float" office:value="274341" calcext:value-type="float">
            <text:p>274341</text:p>
          </table:table-cell>
          <table:table-cell/>
          <table:table-cell office:value-type="float" office:value="235904" calcext:value-type="float">
            <text:p>235904</text:p>
          </table:table-cell>
          <table:table-cell office:value-type="float" office:value="403973" calcext:value-type="float">
            <text:p>403973</text:p>
          </table:table-cell>
          <table:table-cell table:number-columns-repeated="4"/>
          <table:table-cell office:value-type="float" office:value="235904" calcext:value-type="float">
            <text:p>235904</text:p>
          </table:table-cell>
          <table:table-cell office:value-type="float" office:value="403973" calcext:value-type="float">
            <text:p>403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918" calcext:value-type="float">
            <text:p>261918</text:p>
          </table:table-cell>
          <table:table-cell office:value-type="float" office:value="45007" calcext:value-type="float">
            <text:p>45007</text:p>
          </table:table-cell>
          <table:table-cell/>
          <table:table-cell office:value-type="float" office:value="237187" calcext:value-type="float">
            <text:p>237187</text:p>
          </table:table-cell>
          <table:table-cell office:value-type="float" office:value="50943" calcext:value-type="float">
            <text:p>50943</text:p>
          </table:table-cell>
          <table:table-cell table:number-columns-repeated="4"/>
          <table:table-cell office:value-type="float" office:value="263468" calcext:value-type="float">
            <text:p>263468</text:p>
          </table:table-cell>
          <table:table-cell office:value-type="float" office:value="128017" calcext:value-type="float">
            <text:p>128017</text:p>
          </table:table-cell>
          <table:table-cell/>
          <table:table-cell office:value-type="float" office:value="288085" calcext:value-type="float">
            <text:p>288085</text:p>
          </table:table-cell>
          <table:table-cell office:value-type="float" office:value="356025" calcext:value-type="float">
            <text:p>356025</text:p>
          </table:table-cell>
          <table:table-cell/>
          <table:table-cell office:value-type="float" office:value="220863" calcext:value-type="float">
            <text:p>220863</text:p>
          </table:table-cell>
          <table:table-cell office:value-type="float" office:value="402455" calcext:value-type="float">
            <text:p>402455</text:p>
          </table:table-cell>
          <table:table-cell table:number-columns-repeated="4"/>
          <table:table-cell office:value-type="float" office:value="220863" calcext:value-type="float">
            <text:p>220863</text:p>
          </table:table-cell>
          <table:table-cell office:value-type="float" office:value="402455" calcext:value-type="float">
            <text:p>402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3063" calcext:value-type="float">
            <text:p>363063</text:p>
          </table:table-cell>
          <table:table-cell office:value-type="float" office:value="47252" calcext:value-type="float">
            <text:p>47252</text:p>
          </table:table-cell>
          <table:table-cell/>
          <table:table-cell office:value-type="float" office:value="249822" calcext:value-type="float">
            <text:p>249822</text:p>
          </table:table-cell>
          <table:table-cell office:value-type="float" office:value="59994" calcext:value-type="float">
            <text:p>59994</text:p>
          </table:table-cell>
          <table:table-cell table:number-columns-repeated="4"/>
          <table:table-cell office:value-type="float" office:value="234157" calcext:value-type="float">
            <text:p>234157</text:p>
          </table:table-cell>
          <table:table-cell office:value-type="float" office:value="134774" calcext:value-type="float">
            <text:p>134774</text:p>
          </table:table-cell>
          <table:table-cell/>
          <table:table-cell office:value-type="float" office:value="244767" calcext:value-type="float">
            <text:p>244767</text:p>
          </table:table-cell>
          <table:table-cell office:value-type="float" office:value="284349" calcext:value-type="float">
            <text:p>284349</text:p>
          </table:table-cell>
          <table:table-cell/>
          <table:table-cell office:value-type="float" office:value="249977" calcext:value-type="float">
            <text:p>249977</text:p>
          </table:table-cell>
          <table:table-cell office:value-type="float" office:value="450782" calcext:value-type="float">
            <text:p>45078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6001" calcext:value-type="float">
            <text:p>276001</text:p>
          </table:table-cell>
          <table:table-cell office:value-type="float" office:value="37968" calcext:value-type="float">
            <text:p>37968</text:p>
          </table:table-cell>
          <table:table-cell/>
          <table:table-cell office:value-type="float" office:value="225992" calcext:value-type="float">
            <text:p>225992</text:p>
          </table:table-cell>
          <table:table-cell office:value-type="float" office:value="57543" calcext:value-type="float">
            <text:p>57543</text:p>
          </table:table-cell>
          <table:table-cell table:number-columns-repeated="4"/>
          <table:table-cell office:value-type="float" office:value="234211" calcext:value-type="float">
            <text:p>234211</text:p>
          </table:table-cell>
          <table:table-cell office:value-type="float" office:value="122004" calcext:value-type="float">
            <text:p>122004</text:p>
          </table:table-cell>
          <table:table-cell/>
          <table:table-cell office:value-type="float" office:value="243145" calcext:value-type="float">
            <text:p>243145</text:p>
          </table:table-cell>
          <table:table-cell office:value-type="float" office:value="320199" calcext:value-type="float">
            <text:p>320199</text:p>
          </table:table-cell>
          <table:table-cell/>
          <table:table-cell office:value-type="float" office:value="229283" calcext:value-type="float">
            <text:p>229283</text:p>
          </table:table-cell>
          <table:table-cell office:value-type="float" office:value="536343" calcext:value-type="float">
            <text:p>53634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987" calcext:value-type="float">
            <text:p>248987</text:p>
          </table:table-cell>
          <table:table-cell office:value-type="float" office:value="36137" calcext:value-type="float">
            <text:p>36137</text:p>
          </table:table-cell>
          <table:table-cell/>
          <table:table-cell office:value-type="float" office:value="277255" calcext:value-type="float">
            <text:p>277255</text:p>
          </table:table-cell>
          <table:table-cell office:value-type="float" office:value="61712" calcext:value-type="float">
            <text:p>61712</text:p>
          </table:table-cell>
          <table:table-cell table:number-columns-repeated="4"/>
          <table:table-cell office:value-type="float" office:value="232246" calcext:value-type="float">
            <text:p>232246</text:p>
          </table:table-cell>
          <table:table-cell office:value-type="float" office:value="152221" calcext:value-type="float">
            <text:p>152221</text:p>
          </table:table-cell>
          <table:table-cell/>
          <table:table-cell office:value-type="float" office:value="254644" calcext:value-type="float">
            <text:p>254644</text:p>
          </table:table-cell>
          <table:table-cell office:value-type="float" office:value="304125" calcext:value-type="float">
            <text:p>304125</text:p>
          </table:table-cell>
          <table:table-cell/>
          <table:table-cell office:value-type="float" office:value="217129" calcext:value-type="float">
            <text:p>217129</text:p>
          </table:table-cell>
          <table:table-cell office:value-type="float" office:value="432737" calcext:value-type="float">
            <text:p>43273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4032" calcext:value-type="float">
            <text:p>254032</text:p>
          </table:table-cell>
          <table:table-cell office:value-type="float" office:value="43063" calcext:value-type="float">
            <text:p>43063</text:p>
          </table:table-cell>
          <table:table-cell/>
          <table:table-cell office:value-type="float" office:value="228662" calcext:value-type="float">
            <text:p>228662</text:p>
          </table:table-cell>
          <table:table-cell office:value-type="float" office:value="62745" calcext:value-type="float">
            <text:p>62745</text:p>
          </table:table-cell>
          <table:table-cell table:number-columns-repeated="4"/>
          <table:table-cell office:value-type="float" office:value="223692" calcext:value-type="float">
            <text:p>223692</text:p>
          </table:table-cell>
          <table:table-cell office:value-type="float" office:value="115156" calcext:value-type="float">
            <text:p>115156</text:p>
          </table:table-cell>
          <table:table-cell/>
          <table:table-cell office:value-type="float" office:value="244590" calcext:value-type="float">
            <text:p>244590</text:p>
          </table:table-cell>
          <table:table-cell office:value-type="float" office:value="289542" calcext:value-type="float">
            <text:p>289542</text:p>
          </table:table-cell>
          <table:table-cell/>
          <table:table-cell office:value-type="float" office:value="230797" calcext:value-type="float">
            <text:p>230797</text:p>
          </table:table-cell>
          <table:table-cell office:value-type="float" office:value="424829" calcext:value-type="float">
            <text:p>42482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316" calcext:value-type="float">
            <text:p>265316</text:p>
          </table:table-cell>
          <table:table-cell office:value-type="float" office:value="54185" calcext:value-type="float">
            <text:p>54185</text:p>
          </table:table-cell>
          <table:table-cell/>
          <table:table-cell office:value-type="float" office:value="227588" calcext:value-type="float">
            <text:p>227588</text:p>
          </table:table-cell>
          <table:table-cell office:value-type="float" office:value="65011" calcext:value-type="float">
            <text:p>65011</text:p>
          </table:table-cell>
          <table:table-cell table:number-columns-repeated="4"/>
          <table:table-cell office:value-type="float" office:value="240975" calcext:value-type="float">
            <text:p>240975</text:p>
          </table:table-cell>
          <table:table-cell office:value-type="float" office:value="118050" calcext:value-type="float">
            <text:p>118050</text:p>
          </table:table-cell>
          <table:table-cell/>
          <table:table-cell office:value-type="float" office:value="263932" calcext:value-type="float">
            <text:p>263932</text:p>
          </table:table-cell>
          <table:table-cell office:value-type="float" office:value="271574" calcext:value-type="float">
            <text:p>271574</text:p>
          </table:table-cell>
          <table:table-cell/>
          <table:table-cell office:value-type="float" office:value="232394" calcext:value-type="float">
            <text:p>232394</text:p>
          </table:table-cell>
          <table:table-cell office:value-type="float" office:value="419531" calcext:value-type="float">
            <text:p>419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41:.B50])/10" office:value-type="float" office:value="266375.5" calcext:value-type="float">
            <text:p>266375.5</text:p>
          </table:table-cell>
          <table:table-cell table:formula="of:=SUM([.C41:.C50])/10" office:value-type="float" office:value="42399.5" calcext:value-type="float">
            <text:p>42399.5</text:p>
          </table:table-cell>
          <table:table-cell/>
          <table:table-cell table:formula="of:=SUM([.E41:.E50])/10" office:value-type="float" office:value="243534.1" calcext:value-type="float">
            <text:p>243534.1</text:p>
          </table:table-cell>
          <table:table-cell table:formula="of:=SUM([.F41:.F50])/10" office:value-type="float" office:value="60855.6" calcext:value-type="float">
            <text:p>60855.6</text:p>
          </table:table-cell>
          <table:table-cell table:number-columns-repeated="4"/>
          <table:table-cell table:style-name="ce2" table:formula="of:=SUM([.K41:.K50])/10" office:value-type="float" office:value="245163" calcext:value-type="float">
            <text:p>245163</text:p>
          </table:table-cell>
          <table:table-cell table:style-name="ce2" table:formula="of:=(SUM([.L41:.L50]))/10" office:value-type="float" office:value="126630.7" calcext:value-type="float">
            <text:p>126630.7</text:p>
          </table:table-cell>
          <table:table-cell/>
          <table:table-cell table:formula="of:=SUM([.N41:.N50])/10" office:value-type="float" office:value="253967.8" calcext:value-type="float">
            <text:p>253967.8</text:p>
          </table:table-cell>
          <table:table-cell table:formula="of:=SUM([.O41:.O50])/10" office:value-type="float" office:value="279255" calcext:value-type="float">
            <text:p>279255</text:p>
          </table:table-cell>
          <table:table-cell table:style-name="ce3" office:value-type="percentage" office:value="0.75" calcext:value-type="percentage">
            <text:p>75.00%</text:p>
          </table:table-cell>
          <table:table-cell table:formula="of:=SUM([.Q41:.Q50])/10" office:value-type="float" office:value="230400.8" calcext:value-type="float">
            <text:p>230400.8</text:p>
          </table:table-cell>
          <table:table-cell table:formula="of:=SUM([.R41:.R50])/10" office:value-type="float" office:value="434449.2" calcext:value-type="float">
            <text:p>434449.2</text:p>
          </table:table-cell>
          <table:table-cell table:style-name="ce3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5:18:43.017548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43:12.757858560</meta:creation-date>
    <dc:date>2017-05-10T20:11:14.336890340</dc:date>
    <meta:editing-duration>PT7H36M</meta:editing-duration>
    <meta:editing-cycles>8</meta:editing-cycles>
    <meta:generator>LibreOffice/4.2.8.2$Linux_X86_64 LibreOffice_project/420m0$Build-2</meta:generator>
    <meta:document-statistic meta:table-count="1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6cm" svg:height="16.124cm" xlink:href=".." xlink:type="simple" chart:class="chart:scatter" chart:style-name="ch1">
        <chart:legend chart:legend-position="end" svg:x="19.164cm" svg:y="7.514cm" style:legend-expansion="high" chart:style-name="ch2"/>
        <chart:plot-area chart:style-name="ch3" table:cell-range-address="Sheet1.A2:Sheet1.C10 Sheet1.B1:Sheet1.C1" chart:data-source-has-labels="row" svg:x="1.452cm" svg:y="0.322cm" svg:width="17.271cm" svg:height="14.499cm">
          <chartooo:coordinate-region svg:x="2.814cm" svg:y="0.521cm" svg:width="15.352cm" svg:height="13.653cm"/>
          <chart:axis chart:dimension="x" chart:name="primary-x" chart:style-name="ch4">
            <chart:title svg:x="9.421cm" svg:y="15.143cm" chart:style-name="ch5">
              <text:p>range(k)</text:p>
            </chart:title>
            <chart:grid chart:style-name="ch6" chart:class="major"/>
          </chart:axis>
          <chart:axis chart:dimension="y" chart:name="primary-y" chart:style-name="ch4">
            <chart:title svg:x="0.451cm" svg:y="9.097cm" chart:style-name="ch7">
              <text:p>time taken(nanosec)</text:p>
            </chart:title>
            <chart:grid chart:style-name="ch6" chart:class="major"/>
          </chart:axis>
          <chart:series chart:style-name="ch8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9" chart:values-cell-range-address="Sheet1.C2:Sheet1.C10" chart:label-cell-address="Sheet1.C1:Sheet1.C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sort</text:p>
                <draw:g>
                  <svg:desc>Sheet1.B1:Sheet1.B1</svg:desc>
                </draw:g>
              </table:table-cell>
              <table:table-cell office:value-type="string">
                <text:p>Count 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0</svg:desc>
                </draw:g>
              </table:table-cell>
              <table:table-cell office:value-type="float" office:value="266375.5">
                <text:p>266375.5</text:p>
                <draw:g>
                  <svg:desc>Sheet1.B2:Sheet1.B10</svg:desc>
                </draw:g>
              </table:table-cell>
              <table:table-cell office:value-type="float" office:value="42399.5">
                <text:p>42399.5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87357">
                <text:p>287357</text:p>
              </table:table-cell>
              <table:table-cell office:value-type="float" office:value="37822">
                <text:p>37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243534.1">
                <text:p>243534.1</text:p>
              </table:table-cell>
              <table:table-cell office:value-type="float" office:value="60855.6">
                <text:p>608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45163">
                <text:p>245163</text:p>
              </table:table-cell>
              <table:table-cell office:value-type="float" office:value="126630.7">
                <text:p>12663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253967.8">
                <text:p>253967.8</text:p>
              </table:table-cell>
              <table:table-cell office:value-type="float" office:value="279255">
                <text:p>279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0">
                <text:p>150000</text:p>
              </table:table-cell>
              <table:table-cell office:value-type="float" office:value="230400.8">
                <text:p>230400.8</text:p>
              </table:table-cell>
              <table:table-cell office:value-type="float" office:value="434449.2">
                <text:p>43444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